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58820788A61B9ED690.jpg" manifest:media-type="image/jpeg"/>
  <manifest:file-entry manifest:full-path="Pictures/1000000000000320000002583FE9B286A5D5E9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995cm" fo:min-width="4.20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178cm" fo:min-width="3.906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94cm" fo:min-width="4.624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68cm" fo:min-width="2.89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464cm" fo:min-width="3.31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06cm" fo:min-width="9.766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823cm" fo:min-width="3.785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02cm" fo:min-width="3.76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44cm" fo:min-width="3.609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428cm" fo:min-width="3.744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707cm" fo:min-width="3.498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72cm" fo:min-width="3.777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72cm" fo:min-width="4.392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178cm" fo:min-width="3.184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5.903cm" fo:min-width="3.168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58cm" fo:min-width="4.001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808cm" fo:min-width="3.767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548cm" fo:min-width="3.62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99cm" fo:min-width="3.892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032cm" fo:min-width="3.251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65cm" fo:min-width="3.727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886cm" fo:min-width="3.694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178cm" fo:min-width="3.727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662cm" fo:min-width="3.16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886cm" fo:min-width="3.975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006cm" fo:min-width="3.574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94cm" fo:min-width="3.58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3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3" style:family="presentation" style:parent-style-name="Title1-notes">
      <style:graphic-properties draw:fill-color="#ffffff" fo:min-height="13.3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95%" fo:text-align="end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16pt" fo:language="bg" fo:country="BG" style:font-size-asian="16pt" style:language-asian="bg" style:country-asian="BG" style:font-size-complex="16pt" style:language-complex="bg" style:country-complex="BG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frame presentation:style-name="pr1" draw:text-style-name="P2" draw:layer="layout" svg:width="25.197cm" svg:height="3.506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Work </text:span><text:span text:style-name="T1">Break</text:span><text:span text:style-name="T1">down </text:span><text:span text:style-name="T1">Struct</text:span><text:span text:style-name="T1">ure</text:span></text:p>
              </text:list-header>
            </text:list>
          </draw:text-box>
        </draw:frame>
        <draw:custom-shape draw:name="Rounded Rectangle 5" draw:style-name="gr1" draw:text-style-name="P4" xml:id="id2" draw:id="id2" draw:layer="layout" svg:width="4.841cm" svg:height="1.389cm" svg:x="1.255cm" svg:y="7.501cm">
          <text:list text:style-name="L1">
            <text:list-header>
              <text:p text:style-name="P3"><text:span text:style-name="T2">Изследване и анализ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2" draw:text-style-name="P4" xml:id="id3" draw:id="id3" draw:layer="layout" svg:width="4.56cm" svg:height="1.592cm" svg:x="6.616cm" svg:y="7.298cm">
          <text:list text:style-name="L1">
            <text:list-header>
              <text:p text:style-name="P3"><text:span text:style-name="T2">Проектиране и разработ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3" draw:text-style-name="P4" xml:id="id4" draw:id="id4" draw:layer="layout" svg:width="5.334cm" svg:height="2.164cm" svg:x="11.684cm" svg:y="6.726cm">
          <text:p text:style-name="P3"><text:span text:style-name="T2">Производство и дистрибуц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4" draw:text-style-name="P4" xml:id="id5" draw:id="id5" draw:layer="layout" svg:width="3.556cm" svg:height="1.692cm" svg:x="17.646cm" svg:y="7.198cm">
          <text:list text:style-name="L1">
            <text:list-header>
              <text:p text:style-name="P3"><text:span text:style-name="T2">Маркетинг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5" draw:text-style-name="P4" xml:id="id6" draw:id="id6" draw:layer="layout" svg:width="3.999cm" svg:height="1.91cm" svg:x="22.606cm" svg:y="6.096cm">
          <text:list text:style-name="L1">
            <text:list-header>
              <text:p text:style-name="P3"><text:span text:style-name="T2">Поддръжка след внедряване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6" draw:text-style-name="P4" xml:id="id1" draw:id="id1" draw:layer="layout" svg:width="10.402cm" svg:height="1.402cm" svg:x="9.199cm" svg:y="3.898cm">
          <text:list text:style-name="L1">
            <text:list-header>
              <text:p text:style-name="P3"><text:span text:style-name="T2">Приемане на европейския закон за интеграция на USB-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3" draw:style-name="gr7" draw:text-style-name="P5" draw:layer="layout" svg:x1="9.199cm" svg:y1="4.599cm" svg:x2="3.675cm" svg:y2="7.501cm" draw:start-shape="id1" draw:start-glue-point="3" draw:end-shape="id2" draw:end-glue-point="0" svg:d="M9199 4599h-5524v2902" svg:viewBox="0 0 5525 2903">
          <text:p/>
        </draw:connector>
        <draw:connector draw:name="Elbow Connector 18" draw:style-name="gr7" draw:text-style-name="P5" draw:layer="layout" svg:x1="9.199cm" svg:y1="4.599cm" svg:x2="8.896cm" svg:y2="7.298cm" draw:start-shape="id1" draw:start-glue-point="3" draw:end-shape="id3" draw:end-glue-point="0" svg:d="M9199 4599h-643v1701h340v998" svg:viewBox="0 0 644 2700">
          <text:p/>
        </draw:connector>
        <draw:connector draw:name="Elbow Connector 21" draw:style-name="gr7" draw:text-style-name="P5" draw:layer="layout" svg:x1="14.4cm" svg:y1="5.3cm" svg:x2="14.351cm" svg:y2="6.726cm" draw:start-shape="id1" draw:end-shape="id4" draw:end-glue-point="0" svg:d="M14400 5300v714h-49v712" svg:viewBox="0 0 50 1427">
          <text:p/>
        </draw:connector>
        <draw:connector draw:name="Elbow Connector 23" draw:style-name="gr7" draw:text-style-name="P5" draw:layer="layout" draw:line-skew="0.295cm" svg:x1="15.602cm" svg:y1="5.3cm" svg:x2="19.424cm" svg:y2="7.198cm" draw:end-shape="id5" draw:end-glue-point="0" svg:d="M15602 5300v923h3822v975" svg:viewBox="0 0 3823 1899">
          <text:p/>
        </draw:connector>
        <draw:connector draw:name="Shape 25" draw:style-name="gr7" draw:text-style-name="P5" draw:layer="layout" svg:x1="19.601cm" svg:y1="4.599cm" svg:x2="24.605cm" svg:y2="6.096cm" draw:start-shape="id1" draw:start-glue-point="1" draw:end-shape="id6" draw:end-glue-point="0" svg:d="M19601 4599h5004v1497" svg:viewBox="0 0 5005 1498">
          <text:p/>
        </draw:connector>
        <draw:custom-shape draw:name="Rounded Rectangle 29" draw:style-name="gr8" draw:text-style-name="P4" xml:id="id7" draw:id="id7" draw:layer="layout" svg:width="4.401cm" svg:height="1.199cm" svg:x="1.441cm" svg:y="9.499cm">
          <text:list text:style-name="L1">
            <text:list-header>
              <text:p text:style-name="P3"><text:span text:style-name="T2">Изследване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" draw:style-name="gr9" draw:text-style-name="P4" draw:layer="layout" svg:width="4.401cm" svg:height="1.398cm" svg:x="1.441cm" svg:y="10.901cm">
          <text:list text:style-name="L1">
            <text:list-header>
              <text:p text:style-name="P3"><text:span text:style-name="T2">Анализ на изисквани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" draw:style-name="gr10" draw:text-style-name="P4" draw:layer="layout" svg:width="4.401cm" svg:height="2.992cm" svg:x="1.441cm" svg:y="12.502cm">
          <text:list text:style-name="L1">
            <text:list-item>
              <text:p text:style-name="P3"><text:span text:style-name="T2">Анализ на имплементацията на конкурентите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" draw:style-name="gr11" draw:text-style-name="P4" draw:layer="layout" svg:width="4.318cm" svg:height="0.762cm" svg:x="6.858cm" svg:y="17.526cm">
          <text:list text:style-name="L1">
            <text:list-header>
              <text:p text:style-name="P3"><text:span text:style-name="T2">Тестване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" draw:style-name="gr12" draw:text-style-name="P4" draw:layer="layout" svg:width="4.318cm" svg:height="3.287cm" svg:x="6.858cm" svg:y="11.684cm">
          <text:list text:style-name="L1">
            <text:list-header>
              <text:p text:style-name="P3"><text:span text:style-name="T2">Разработка на нов кабел и адаптер за зареждане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4" draw:style-name="gr13" draw:text-style-name="P4" xml:id="id9" draw:id="id9" draw:layer="layout" svg:width="4.599cm" svg:height="3.302cm" svg:x="12.165cm" svg:y="9.398cm">
          <text:list text:style-name="L1">
            <text:list-header>
              <text:p text:style-name="P3"><text:span text:style-name="T2">Производство на новите устройства използващи USB-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6" draw:style-name="gr14" draw:text-style-name="P4" draw:layer="layout" svg:width="5.214cm" svg:height="3.302cm" svg:x="17.138cm" svg:y="9.398cm">
          <text:p text:style-name="P3"><text:span text:style-name="T3">Създаване на маркетингови стратегии за популяризиране на USB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7" draw:style-name="gr14" draw:text-style-name="P4" draw:layer="layout" svg:width="5.214cm" svg:height="3.302cm" svg:x="17.138cm" svg:y="12.954cm">
          <text:p text:style-name="P3"><text:span text:style-name="T2">Съобщаване на клиентите относно промяната към USB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15" draw:text-style-name="P4" xml:id="id10" draw:id="id10" draw:layer="layout" svg:width="4.056cm" svg:height="3.81cm" svg:x="22.614cm" svg:y="8.382cm">
          <text:list text:style-name="L1">
            <text:list-header>
              <text:p text:style-name="P3"><text:span text:style-name="T2">Техническа и софтуерна поддръжка на клиентите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3" draw:style-name="gr16" draw:text-style-name="P4" draw:layer="layout" svg:width="4.064cm" svg:height="6.559cm" svg:x="22.606cm" svg:y="12.491cm">
          <text:p text:style-name="P3"><text:span text:style-name="T2">Мониторинг и справяне с всички проблеми, които възникват при внедряването на USB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4" draw:style-name="gr17" draw:text-style-name="P4" draw:layer="layout" svg:width="4.599cm" svg:height="1.016cm" svg:x="12.192cm" svg:y="12.954cm">
          <text:list text:style-name="L1">
            <text:list-header>
              <text:p text:style-name="P3"><text:span text:style-name="T2">Дистрибуци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5" draw:style-name="gr18" draw:text-style-name="P4" draw:layer="layout" svg:width="4.599cm" svg:height="3.4cm" svg:x="12.192cm" svg:y="14.38cm">
          <text:list text:style-name="L1">
            <text:list-header>
              <text:p text:style-name="P3"><text:span text:style-name="T2">Обучение на продавач консултантите относно USB-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3" draw:style-name="gr7" draw:text-style-name="P5" draw:layer="layout" svg:x1="3.675cm" svg:y1="8.89cm" svg:x2="3.641cm" svg:y2="9.499cm" draw:start-shape="id2" draw:start-glue-point="2" draw:end-shape="id7" draw:end-glue-point="0" svg:d="M3675 8890v304h-34v305" svg:viewBox="0 0 35 610">
          <text:p/>
        </draw:connector>
        <draw:connector draw:name="Elbow Connector 13" draw:style-name="gr7" draw:text-style-name="P5" draw:layer="layout" svg:x1="8.896cm" svg:y1="8.89cm" svg:x2="9.017cm" svg:y2="9.5cm" draw:start-shape="id3" draw:start-glue-point="2" draw:end-shape="id8" draw:end-glue-point="0" svg:d="M8896 8890v306h121v304" svg:viewBox="0 0 122 611">
          <text:p/>
        </draw:connector>
        <draw:custom-shape draw:name="Rounded Rectangle 37" draw:style-name="gr19" draw:text-style-name="P4" draw:layer="layout" svg:width="4.318cm" svg:height="2.002cm" svg:x="6.858cm" svg:y="15.27cm">
          <text:list text:style-name="L1">
            <text:list-header>
              <text:p text:style-name="P3"><text:span text:style-name="T2">Интегриране на новия интерфейс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" draw:style-name="gr19" draw:text-style-name="P4" xml:id="id8" draw:id="id8" draw:layer="layout" svg:width="4.318cm" svg:height="2.002cm" svg:x="6.858cm" svg:y="9.5cm">
          <text:list text:style-name="L1">
            <text:list-header>
              <text:p text:style-name="P3"><text:span text:style-name="T2">Проектиране на новия интерфейс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3" draw:style-name="gr7" draw:text-style-name="P5" draw:layer="layout" svg:x1="14.351cm" svg:y1="8.89cm" svg:x2="14.464cm" svg:y2="9.398cm" draw:start-shape="id4" draw:start-glue-point="2" draw:end-shape="id9" draw:end-glue-point="0" svg:d="M14351 8890v254h113v254" svg:viewBox="0 0 114 509">
          <text:p/>
        </draw:connector>
        <draw:connector draw:name="Elbow Connector 13" draw:style-name="gr7" draw:text-style-name="P5" draw:layer="layout" svg:x1="19.565cm" svg:y1="8.89cm" svg:x2="19.678cm" svg:y2="9.398cm" svg:d="M19565 8890v254h113v254" svg:viewBox="0 0 114 509">
          <text:p/>
        </draw:connector>
        <draw:connector draw:name="Elbow Connector 13" draw:style-name="gr7" draw:text-style-name="P5" draw:layer="layout" svg:x1="24.605cm" svg:y1="8.006cm" svg:x2="24.642cm" svg:y2="8.382cm" draw:start-shape="id6" draw:start-glue-point="2" draw:end-shape="id10" draw:end-glue-point="0" svg:d="M24605 8006v188h37v188" svg:viewBox="0 0 38 377">
          <text:p/>
        </draw:connector>
        <presentation:notes draw:style-name="dp2">
          <draw:custom-shape draw:name="Rectangle 6" draw:style-name="gr20" draw:text-style-name="P7" draw:layer="layout" svg:width="9.111cm" svg:height="1.482cm" svg:x="11.884cm" svg:y="28.213cm">
            <text:list text:style-name="L1">
              <text:list-header>
                <text:p text:style-name="P6"><text:span text:style-name="T4"><text:page-number>3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2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frame presentation:style-name="pr1" draw:text-style-name="P2" draw:layer="layout" svg:width="25.197cm" svg:height="3.506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Оце</text:span><text:span text:style-name="T1">нка </text:span><text:span text:style-name="T1">на </text:span><text:span text:style-name="T1">разх</text:span><text:span text:style-name="T1">одит</text:span><text:span text:style-name="T1">е</text:span></text:p>
              </text:list-header>
            </text:list>
          </draw:text-box>
        </draw:frame>
        <draw:custom-shape draw:name="Rounded Rectangle 5" draw:style-name="gr1" draw:text-style-name="P4" xml:id="id12" draw:id="id12" draw:layer="layout" svg:width="4.841cm" svg:height="1.389cm" svg:x="1.255cm" svg:y="7.501cm">
          <text:list text:style-name="L1">
            <text:list-header>
              <text:p text:style-name="P3"><text:span text:style-name="T2">Изследване и </text:span><text:span text:style-name="T2">анализ – 75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21" draw:text-style-name="P4" xml:id="id13" draw:id="id13" draw:layer="layout" svg:width="4.56cm" svg:height="1.727cm" svg:x="6.616cm" svg:y="7.366cm">
          <text:list text:style-name="L1">
            <text:list-header>
              <text:p text:style-name="P3"><text:span text:style-name="T2">Проектиране </text:span><text:span text:style-name="T2">и разработка </text:span><text:span text:style-name="T2">– 216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3" draw:text-style-name="P4" xml:id="id14" draw:id="id14" draw:layer="layout" svg:width="5.334cm" svg:height="2.164cm" svg:x="11.684cm" svg:y="6.726cm">
          <text:p text:style-name="P3"><text:span text:style-name="T2">Производство и </text:span><text:span text:style-name="T2">дистрибуция – </text:span><text:span text:style-name="T2">1200т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4" draw:text-style-name="P4" xml:id="id15" draw:id="id15" draw:layer="layout" svg:width="3.556cm" svg:height="1.692cm" svg:x="17.646cm" svg:y="7.198cm">
          <text:list text:style-name="L1">
            <text:list-header>
              <text:p text:style-name="P3"><text:span text:style-name="T2">Маркетинг <text:s/>- 183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22" draw:text-style-name="P4" xml:id="id16" draw:id="id16" draw:layer="layout" svg:width="3.999cm" svg:height="2.54cm" svg:x="22.598cm" svg:y="5.588cm">
          <text:list text:style-name="L1">
            <text:list-header>
              <text:p text:style-name="P3"><text:span text:style-name="T2">Поддръжка след внедряване – 59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6" draw:text-style-name="P4" xml:id="id11" draw:id="id11" draw:layer="layout" svg:width="10.402cm" svg:height="1.402cm" svg:x="9.199cm" svg:y="3.898cm">
          <text:list text:style-name="L1">
            <text:list-header>
              <text:p text:style-name="P3"><text:span text:style-name="T2">Приемане на европейския закон за интеграция на USB-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3" draw:style-name="gr7" draw:text-style-name="P5" draw:layer="layout" svg:x1="9.199cm" svg:y1="4.599cm" svg:x2="3.675cm" svg:y2="7.501cm" draw:start-shape="id11" draw:start-glue-point="3" draw:end-shape="id12" draw:end-glue-point="0" svg:d="M9199 4599h-5524v2902" svg:viewBox="0 0 5525 2903">
          <text:p/>
        </draw:connector>
        <draw:connector draw:name="Elbow Connector 18" draw:style-name="gr7" draw:text-style-name="P5" draw:layer="layout" svg:x1="9.199cm" svg:y1="4.599cm" svg:x2="8.896cm" svg:y2="7.366cm" draw:start-shape="id11" draw:start-glue-point="3" draw:end-shape="id13" draw:end-glue-point="0" svg:d="M9199 4599h-643v1735h340v1032" svg:viewBox="0 0 644 2768">
          <text:p/>
        </draw:connector>
        <draw:connector draw:name="Elbow Connector 21" draw:style-name="gr7" draw:text-style-name="P5" draw:layer="layout" svg:x1="14.4cm" svg:y1="5.3cm" svg:x2="14.351cm" svg:y2="6.726cm" draw:start-shape="id11" draw:end-shape="id14" draw:end-glue-point="0" svg:d="M14400 5300v714h-49v712" svg:viewBox="0 0 50 1427">
          <text:p/>
        </draw:connector>
        <draw:connector draw:name="Elbow Connector 23" draw:style-name="gr7" draw:text-style-name="P5" draw:layer="layout" draw:line-skew="0.295cm" svg:x1="15.602cm" svg:y1="5.3cm" svg:x2="19.424cm" svg:y2="7.198cm" draw:end-shape="id15" draw:end-glue-point="0" svg:d="M15602 5300v923h3822v975" svg:viewBox="0 0 3823 1899">
          <text:p/>
        </draw:connector>
        <draw:connector draw:name="Shape 25" draw:style-name="gr7" draw:text-style-name="P5" draw:layer="layout" svg:x1="19.601cm" svg:y1="4.599cm" svg:x2="24.597cm" svg:y2="5.588cm" draw:start-shape="id11" draw:start-glue-point="1" draw:end-shape="id16" draw:end-glue-point="0" svg:d="M19601 4599h4996v989" svg:viewBox="0 0 4997 990">
          <text:p/>
        </draw:connector>
        <draw:custom-shape draw:name="Rounded Rectangle 29" draw:style-name="gr8" draw:text-style-name="P4" xml:id="id17" draw:id="id17" draw:layer="layout" svg:width="4.401cm" svg:height="1.199cm" svg:x="1.441cm" svg:y="9.499cm">
          <text:list text:style-name="L1">
            <text:list-header>
              <text:p text:style-name="P3"><text:span text:style-name="T2">Изследване – 17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4" draw:style-name="gr23" draw:text-style-name="P4" draw:layer="layout" svg:width="4.401cm" svg:height="1.799cm" svg:x="1.441cm" svg:y="10.901cm">
          <text:list text:style-name="L1">
            <text:list-header>
              <text:p text:style-name="P3"><text:span text:style-name="T2">Анализ на изисквания – 25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5" draw:style-name="gr10" draw:text-style-name="P4" draw:layer="layout" svg:width="4.401cm" svg:height="2.992cm" svg:x="1.441cm" svg:y="12.954cm">
          <text:list text:style-name="L1">
            <text:list-item>
              <text:p text:style-name="P3"><text:span text:style-name="T2">Анализ на имплементацията на конкурентите – 33т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" draw:style-name="gr24" draw:text-style-name="P4" draw:layer="layout" svg:width="4.318cm" svg:height="1.27cm" svg:x="6.858cm" svg:y="18.542cm">
          <text:list text:style-name="L1">
            <text:list-header>
              <text:p text:style-name="P3"><text:span text:style-name="T2">Тестване – 33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" draw:style-name="gr12" draw:text-style-name="P4" draw:layer="layout" svg:width="4.318cm" svg:height="3.287cm" svg:x="6.858cm" svg:y="12.192cm">
          <text:list text:style-name="L1">
            <text:list-header>
              <text:p text:style-name="P3"><text:span text:style-name="T2">Разработка на нов кабел и адаптер за зареждане – 50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4" draw:style-name="gr25" draw:text-style-name="P4" xml:id="id19" draw:id="id19" draw:layer="layout" svg:width="4.599cm" svg:height="3.81cm" svg:x="12.165cm" svg:y="9.398cm">
          <text:list text:style-name="L1">
            <text:list-header>
              <text:p text:style-name="P3"><text:span text:style-name="T2">Производство на новите устройства използващи USB-C – 1066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6" draw:style-name="gr14" draw:text-style-name="P4" draw:layer="layout" svg:width="5.214cm" svg:height="3.302cm" svg:x="17.138cm" svg:y="9.398cm">
          <text:p text:style-name="P3"><text:span text:style-name="T3">Създаване на маркетингови стратегии за популяризиране на USB-C – 83т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7" draw:style-name="gr14" draw:text-style-name="P4" draw:layer="layout" svg:width="5.214cm" svg:height="3.302cm" svg:x="17.138cm" svg:y="12.954cm">
          <text:p text:style-name="P3"><text:span text:style-name="T2">Съобщаване на клиентите относно промяната към USB-C – 100т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26" draw:text-style-name="P4" xml:id="id20" draw:id="id20" draw:layer="layout" svg:width="4.056cm" svg:height="4.318cm" svg:x="22.614cm" svg:y="8.636cm">
          <text:list text:style-name="L1">
            <text:list-header>
              <text:p text:style-name="P3"><text:span text:style-name="T2">Техническа и софтуерна поддръжка на клиентите – 41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3" draw:style-name="gr16" draw:text-style-name="P4" draw:layer="layout" svg:width="4.064cm" svg:height="6.559cm" svg:x="22.606cm" svg:y="13.208cm">
          <text:p text:style-name="P3"><text:span text:style-name="T2">Мониторинг и справяне с всички проблеми, които възникват при внедряването на USB-C – 18т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4" draw:style-name="gr27" draw:text-style-name="P4" draw:layer="layout" svg:width="4.599cm" svg:height="1.27cm" svg:x="12.192cm" svg:y="13.462cm">
          <text:list text:style-name="L1">
            <text:list-header>
              <text:p text:style-name="P3"><text:span text:style-name="T2">Дистрибуция – 100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5" draw:style-name="gr18" draw:text-style-name="P4" draw:layer="layout" svg:width="4.599cm" svg:height="3.4cm" svg:x="12.192cm" svg:y="14.888cm">
          <text:list text:style-name="L1">
            <text:list-header>
              <text:p text:style-name="P3"><text:span text:style-name="T2">Обучение на продавач консултантите относно USB-C – 34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3" draw:style-name="gr7" draw:text-style-name="P5" draw:layer="layout" svg:x1="3.675cm" svg:y1="8.89cm" svg:x2="3.641cm" svg:y2="9.499cm" draw:start-shape="id12" draw:start-glue-point="2" draw:end-shape="id17" draw:end-glue-point="0" svg:d="M3675 8890v304h-34v305" svg:viewBox="0 0 35 610">
          <text:p/>
        </draw:connector>
        <draw:connector draw:name="Elbow Connector 13" draw:style-name="gr7" draw:text-style-name="P5" draw:layer="layout" svg:x1="8.896cm" svg:y1="9.093cm" svg:x2="9.017cm" svg:y2="9.5cm" draw:start-shape="id13" draw:start-glue-point="2" draw:end-shape="id18" draw:end-glue-point="0" svg:d="M8896 9093v203h121v204" svg:viewBox="0 0 122 408">
          <text:p/>
        </draw:connector>
        <draw:custom-shape draw:name="Rounded Rectangle 37" draw:style-name="gr28" draw:text-style-name="P4" draw:layer="layout" svg:width="4.318cm" svg:height="2.51cm" svg:x="6.858cm" svg:y="15.778cm">
          <text:list text:style-name="L1">
            <text:list-header>
              <text:p text:style-name="P3"><text:span text:style-name="T2">Интегриране на новия интерфейс – 83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7" draw:style-name="gr29" draw:text-style-name="P4" xml:id="id18" draw:id="id18" draw:layer="layout" svg:width="4.318cm" svg:height="2.438cm" svg:x="6.858cm" svg:y="9.5cm">
          <text:list text:style-name="L1">
            <text:list-header>
              <text:p text:style-name="P3"><text:span text:style-name="T2">Проектиране на новия интерфейс – 50т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3" draw:style-name="gr7" draw:text-style-name="P5" draw:layer="layout" svg:x1="14.351cm" svg:y1="8.89cm" svg:x2="14.464cm" svg:y2="9.398cm" draw:start-shape="id14" draw:start-glue-point="2" draw:end-shape="id19" draw:end-glue-point="0" svg:d="M14351 8890v255h113v253" svg:viewBox="0 0 114 509">
          <text:p/>
        </draw:connector>
        <draw:connector draw:name="Elbow Connector 13" draw:style-name="gr7" draw:text-style-name="P5" draw:layer="layout" svg:x1="19.565cm" svg:y1="8.89cm" svg:x2="19.678cm" svg:y2="9.398cm" svg:d="M19565 8890v254h113v254" svg:viewBox="0 0 114 509">
          <text:p/>
        </draw:connector>
        <draw:connector draw:name="Elbow Connector 13" draw:style-name="gr7" draw:text-style-name="P5" draw:layer="layout" svg:x1="24.597cm" svg:y1="8.128cm" svg:x2="24.642cm" svg:y2="8.636cm" draw:start-shape="id16" draw:start-glue-point="2" draw:end-shape="id20" draw:end-glue-point="0" svg:d="M24597 8128v254h45v254" svg:viewBox="0 0 46 509">
          <text:p/>
        </draw:connector>
        <presentation:notes draw:style-name="dp2">
          <draw:custom-shape draw:name="Rectangle 6" draw:style-name="gr20" draw:text-style-name="P7" draw:layer="layout" svg:width="9.111cm" svg:height="1.482cm" svg:x="11.884cm" svg:y="28.213cm">
            <text:list text:style-name="L1">
              <text:list-header>
                <text:p text:style-name="P6"><text:span text:style-name="T4"><text:page-number>3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2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draw:frame draw:style-name="gr30" draw:text-style-name="P8" draw:layer="layout" svg:width="20.32cm" svg:height="0.959cm" svg:x="2.794cm" svg:y="2.286cm">
          <draw:text-box>
            <text:p>Единица за оценка – един работен ден на човек (1т. = 1 ден)</text:p>
          </draw:text-box>
        </draw:frame>
        <draw:frame draw:style-name="gr30" draw:text-style-name="P8" draw:layer="layout" svg:width="18.034cm" svg:height="7.331cm" svg:x="3.302cm" svg:y="4.318cm">
          <draw:text-box>
            <text:p>Изследване и анализ – 75т. = 22500лв.</text:p>
            <text:p>Проектиране и разработка – 216т. = 64800лв.</text:p>
            <text:p>Производство и дистрибуция – 1200т. = 360000лв.</text:p>
            <text:p>Маркетинг – 183т. = 54900лв.</text:p>
            <text:p>Поддръжка след внедряване – 59т. = 17700лв.</text:p>
            <text:p/>
            <text:p>Общо 1733т. = 1733 работни дни</text:p>
            <text:p>1 работен ден = 300лв.</text:p>
            <text:p>Обща оценка на проекта = 1733 * 300 = 519900лв.</text:p>
            <text:p/>
          </draw:text-box>
        </draw:frame>
        <presentation:notes draw:style-name="dp2">
          <draw:page-thumbnail draw:style-name="gr31" draw:layer="layout" svg:width="14.843cm" svg:height="11.13cm" svg:x="3.073cm" svg:y="2.258cm" draw:page-number="3" presentation:class="page"/>
          <draw:frame presentation:style-name="pr3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320000002583FE9B286A5D5E9A5.png" xlink:type="simple" xlink:show="embed" xlink:actuate="onLoad"/>
    <draw:fill-image draw:name="Bitmap_20_2" draw:display-name="Bitmap 2" xlink:href="Pictures/100000000000032000000258820788A61B9ED690.jpg" xlink:type="simple" xlink:show="embed" xlink:actuate="onLoad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bold" fo:background-color="transparent" style:font-name-asian="Arial Unicode MS" style:font-family-asian="'Arial Unicode MS'" style:font-pitch-asian="variable" style:font-size-asian="44pt" style:font-style-asian="normal" style:font-weight-asian="bold" style:font-name-complex="Arial Unicode MS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5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5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5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5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5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2" style:family="drawing-page">
      <style:drawing-page-properties draw:background-size="border" draw:fill="bitmap" draw:fill-color="#ffffff" draw:fill-image-name="Bitmap_20_2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color="#ffffff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77cm" svg:x="1.397cm" svg:y="6.002cm" presentation:class="outline" presentation:placeholder="true">
        <draw:text-box/>
      </draw:frame>
      <draw:frame draw:style-name="Mgr3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6.518cm" svg:height="1.442cm" svg:x="20.077cm" svg:y="19.129cm" presentation:class="page-number">
        <draw:text-box>
          <text:list text:style-name="ML2">
            <text:list-header>
              <text:p text:style-name="MP7"><text:span text:style-name="MT1"><text:page-number>3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5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8" draw:layer="backgroundobjects" svg:width="9.111cm" svg:height="1.482cm" svg:x="11.883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8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3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93cm" svg:height="3.501cm" svg:x="1.397cm" svg:y="0.934cm" presentation:class="title" presentation:placeholder="true">
        <draw:text-box/>
      </draw:frame>
      <draw:frame presentation:style-name="Title1-outline1" draw:layer="backgroundobjects" svg:width="25.193cm" svg:height="12.581cm" svg:x="1.397cm" svg:y="4.911cm" presentation:class="outline" presentation:placeholder="true">
        <draw:text-box/>
      </draw:frame>
      <draw:frame draw:style-name="Mgr3" draw:text-style-name="MP5" draw:layer="backgroundobjects" svg:width="6.517cm" svg:height="1.442cm" svg:x="1.397cm" svg:y="18.53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3" draw:text-style-name="MP6" draw:layer="backgroundobjects" svg:width="8.872cm" svg:height="1.442cm" svg:x="9.578cm" svg:y="18.53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3" draw:text-style-name="MP8" draw:layer="backgroundobjects" svg:width="6.518cm" svg:height="1.442cm" svg:x="20.077cm" svg:y="18.53cm" presentation:class="page-number">
        <draw:text-box>
          <text:list text:style-name="ML2">
            <text:list-header>
              <text:p text:style-name="MP7"><text:span text:style-name="MT2"><text:page-number>3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1" draw:text-style-name="MP8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2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2" draw:text-style-name="MP8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3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lue Step Gradients</dc:title>
    <dc:description>Presentation Layout Template</dc:description>
    <meta:initial-creator>Nikolay Dobromirov</meta:initial-creator>
    <meta:creation-date>2011-10-11T21:38:57</meta:creation-date>
    <dc:date>2023-01-25T14:58:06.864704210</dc:date>
    <meta:editing-cycles>79</meta:editing-cycles>
    <meta:editing-duration>P7DT4H5M1S</meta:editing-duration>
    <meta:generator>LibreOffice/6.0.7.3$Linux_X86_64 LibreOffice_project/00m0$Build-3</meta:generator>
    <meta:document-statistic meta:object-count="106"/>
  </office:meta>
</office:document-meta>
</file>